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SCHandler.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SCHandler.line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SC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SCHandler.startDocument( String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SCHandler.DefaultDSCHandle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SCHandler.handleDSCComment( DSCComment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